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84"/>
    <style:style style:name="ce5" style:family="table-cell" style:parent-style-name="Default">
      <style:table-cell-properties fo:background-color="#ffff00"/>
    </style:style>
    <style:style style:name="ce4" style:family="table-cell" style:parent-style-name="Default" style:data-style-name="N99"/>
    <style:style style:name="ce7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2017 10/16 0:6:22 300回の探索</text:p>
          </table:table-cell>
          <table:covered-table-cell table:number-columns-repeated="2"/>
          <table:covered-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日付</text:p>
          </table:table-cell>
          <table:table-cell office:value-type="string" calcext:value-type="string">
            <text:p>探索関数</text:p>
          </table:table-cell>
          <table:table-cell table:style-name="ce1" office:value-type="string" calcext:value-type="string">
            <text:p>深さ</text:p>
          </table:table-cell>
          <table:table-cell table:style-name="Default" office:value-type="string" calcext:value-type="string">
            <text:p>置換表</text:p>
          </table:table-cell>
          <table:table-cell office:value-type="string" calcext:value-type="string">
            <text:p>ordering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ハッシュヒット</text:p>
          </table:table-cell>
          <table:table-cell office:value-type="string" calcext:value-type="string">
            <text:p>ハッシュ使用</text:p>
          </table:table-cell>
          <table:table-cell office:value-type="string" calcext:value-type="string">
            <text:p>ハッシュ衝突</text:p>
          </table:table-cell>
          <table:table-cell office:value-type="string" calcext:value-type="string">
            <text:p>総探索時間</text:p>
          </table:table-cell>
          <table:table-cell office:value-type="string" calcext:value-type="string">
            <text:p>平均</text:p>
          </table:table-cell>
        </table:table-row>
        <table:table-row table:style-name="ro1">
          <table:table-cell office:value-type="date" office:date-value="2017-11-22" calcext:value-type="date">
            <text:p>2017-11-22</text:p>
          </table:table-cell>
          <table:table-cell office:value-type="string" calcext:value-type="string">
            <text:p>Alpha-Beta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5" calcext:value-type="float">
            <text:p>2195</text:p>
          </table:table-cell>
          <table:table-cell office:value-type="float" office:value="62453" calcext:value-type="float">
            <text:p>62453</text:p>
          </table:table-cell>
          <table:table-cell/>
          <table:table-cell office:value-type="float" office:value="4.657" calcext:value-type="float">
            <text:p>4.657</text:p>
          </table:table-cell>
          <table:table-cell office:value-type="float" office:value="0.015523" calcext:value-type="float">
            <text:p>0.015523</text:p>
          </table:table-cell>
        </table:table-row>
        <table:table-row table:style-name="ro1">
          <table:table-cell office:value-type="date" office:date-value="2017-11-22" calcext:value-type="date">
            <text:p>2017-11-22</text:p>
          </table:table-cell>
          <table:table-cell office:value-type="string" calcext:value-type="string">
            <text:p>Alpha-Beta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5" calcext:value-type="float">
            <text:p>2195</text:p>
          </table:table-cell>
          <table:table-cell office:value-type="float" office:value="62453" calcext:value-type="float">
            <text:p>62453</text:p>
          </table:table-cell>
          <table:table-cell/>
          <table:table-cell office:value-type="float" office:value="4.628" calcext:value-type="float">
            <text:p>4.628</text:p>
          </table:table-cell>
          <table:table-cell office:value-type="float" office:value="0.015427" calcext:value-type="float">
            <text:p>0.015427</text:p>
          </table:table-cell>
        </table:table-row>
        <table:table-row table:style-name="ro1">
          <table:table-cell office:value-type="date" office:date-value="2017-11-22" calcext:value-type="date">
            <text:p>2017-11-22</text:p>
          </table:table-cell>
          <table:table-cell office:value-type="string" calcext:value-type="string">
            <text:p>Alpha-Beta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5" calcext:value-type="float">
            <text:p>2195</text:p>
          </table:table-cell>
          <table:table-cell office:value-type="float" office:value="62453" calcext:value-type="float">
            <text:p>62453</text:p>
          </table:table-cell>
          <table:table-cell/>
          <table:table-cell office:value-type="float" office:value="4.625" calcext:value-type="float">
            <text:p>4.625</text:p>
          </table:table-cell>
          <table:table-cell office:value-type="float" office:value="0.015417" calcext:value-type="float">
            <text:p>0.01541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date" office:date-value="2017-11-22" calcext:value-type="date">
            <text:p>2017-11-22</text:p>
          </table:table-cell>
          <table:table-cell office:value-type="string" calcext:value-type="string">
            <text:p>Alpha-Beta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883" calcext:value-type="float">
            <text:p>54883</text:p>
          </table:table-cell>
          <table:table-cell office:value-type="float" office:value="847581" calcext:value-type="float">
            <text:p>847581</text:p>
          </table:table-cell>
          <table:table-cell/>
          <table:table-cell office:value-type="float" office:value="19.175" calcext:value-type="float">
            <text:p>19.175</text:p>
          </table:table-cell>
          <table:table-cell office:value-type="float" office:value="0.063917" calcext:value-type="float">
            <text:p>0.063917</text:p>
          </table:table-cell>
        </table:table-row>
        <table:table-row table:style-name="ro1">
          <table:table-cell office:value-type="date" office:date-value="2017-11-22" calcext:value-type="date">
            <text:p>2017-11-22</text:p>
          </table:table-cell>
          <table:table-cell office:value-type="string" calcext:value-type="string">
            <text:p>Alpha-Beta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883" calcext:value-type="float">
            <text:p>54883</text:p>
          </table:table-cell>
          <table:table-cell office:value-type="float" office:value="847581" calcext:value-type="float">
            <text:p>847581</text:p>
          </table:table-cell>
          <table:table-cell/>
          <table:table-cell office:value-type="float" office:value="19.263" calcext:value-type="float">
            <text:p>19.263</text:p>
          </table:table-cell>
          <table:table-cell office:value-type="float" office:value="0.06421" calcext:value-type="float">
            <text:p>0.06421</text:p>
          </table:table-cell>
        </table:table-row>
        <table:table-row table:style-name="ro1">
          <table:table-cell office:value-type="date" office:date-value="2017-11-22" calcext:value-type="date">
            <text:p>2017-11-22</text:p>
          </table:table-cell>
          <table:table-cell office:value-type="string" calcext:value-type="string">
            <text:p>Alpha-Beta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883" calcext:value-type="float">
            <text:p>54883</text:p>
          </table:table-cell>
          <table:table-cell office:value-type="float" office:value="847581" calcext:value-type="float">
            <text:p>847581</text:p>
          </table:table-cell>
          <table:table-cell/>
          <table:table-cell office:value-type="float" office:value="19.197" calcext:value-type="float">
            <text:p>19.197</text:p>
          </table:table-cell>
          <table:table-cell office:value-type="float" office:value="0.06399" calcext:value-type="float">
            <text:p>0.0639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string" calcext:value-type="string">
            <text:p>AlphaBeta</text:p>
          </table:table-cell>
          <table:table-cell office:value-type="float" office:value="9" calcext:value-type="float">
            <text:p>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161" calcext:value-type="float">
            <text:p>43.161</text:p>
          </table:table-cell>
          <table:table-cell office:value-type="float" office:value="0.282098" calcext:value-type="float">
            <text:p>0.282098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string" calcext:value-type="string">
            <text:p>AlphaBeta-oldTT</text:p>
          </table:table-cell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034" calcext:value-type="float">
            <text:p>750034</text:p>
          </table:table-cell>
          <table:table-cell office:value-type="float" office:value="7425233" calcext:value-type="float">
            <text:p>7425233</text:p>
          </table:table-cell>
          <table:table-cell office:value-type="float" office:value="123682" calcext:value-type="float">
            <text:p>123682</text:p>
          </table:table-cell>
          <table:table-cell office:value-type="float" office:value="37.817" calcext:value-type="float">
            <text:p>37.817</text:p>
          </table:table-cell>
          <table:table-cell office:value-type="float" office:value="0.24717" calcext:value-type="float">
            <text:p>0.24717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table:style-name="ce5" office:value-type="string" calcext:value-type="string">
            <text:p>AlphaBeta-oldTT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50081" calcext:value-type="float">
            <text:p>750081</text:p>
          </table:table-cell>
          <table:table-cell table:style-name="ce5" office:value-type="float" office:value="7426160" calcext:value-type="float">
            <text:p>7426160</text:p>
          </table:table-cell>
          <table:table-cell table:style-name="ce5" office:value-type="float" office:value="123703" calcext:value-type="float">
            <text:p>123703</text:p>
          </table:table-cell>
          <table:table-cell table:style-name="ce5" office:value-type="float" office:value="34.148" calcext:value-type="float">
            <text:p>34.148</text:p>
          </table:table-cell>
          <table:table-cell table:style-name="ce5" office:value-type="float" office:value="0.22319" calcext:value-type="float">
            <text:p>0.22319</text:p>
          </table:table-cell>
        </table:table-row>
        <table:table-row table:style-name="ro1">
          <table:table-cell table:style-name="Default"/>
          <table:table-cell office:value-type="string" calcext:value-type="string">
            <text:p>AlphaBeta-oldTT</text:p>
          </table:table-cell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7949" calcext:value-type="float">
            <text:p>737949</text:p>
          </table:table-cell>
          <table:table-cell office:value-type="float" office:value="9869889" calcext:value-type="float">
            <text:p>9869889</text:p>
          </table:table-cell>
          <table:table-cell office:value-type="float" office:value="221512" calcext:value-type="float">
            <text:p>221512</text:p>
          </table:table-cell>
          <table:table-cell office:value-type="float" office:value="51.586" calcext:value-type="float">
            <text:p>51.586</text:p>
          </table:table-cell>
          <table:table-cell office:value-type="float" office:value="0.337163" calcext:value-type="float">
            <text:p>0.337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00/00/00</text:date>, <text:time style:data-style-name="N2" text:time-value="01:59:05.71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0:17:40.047000000</meta:creation-date>
    <dc:date>2017-11-30T02:17:52.071000000</dc:date>
    <meta:editing-duration>PT27M31S</meta:editing-duration>
    <meta:editing-cycles>6</meta:editing-cycles>
    <meta:generator>LibreOffice/5.3.2.2$Windows_X86_64 LibreOffice_project/6cd4f1ef626f15116896b1d8e1398b56da0d0ee1</meta:generator>
    <meta:document-statistic meta:table-count="1" meta:cell-count="115" meta:object-count="0"/>
  </office:meta>
</office:document-meta>
</file>